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665in"/>
    </style:style>
    <style:style style:name="co3" style:family="table-column">
      <style:table-column-properties fo:break-before="auto" style:column-width="0.9846in"/>
    </style:style>
    <style:style style:name="co4" style:family="table-column">
      <style:table-column-properties fo:break-before="auto" style:column-width="0.908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5" table:default-cell-style-name="Default"/>
        <table:table-column table:style-name="co1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>
            <text:p>OSC</text:p>
          </table:table-cell>
          <table:table-cell table:number-columns-repeated="9" office:value-type="float" office:value="20000000">
            <text:p>20000000</text:p>
          </table:table-cell>
        </table:table-row>
        <table:table-row table:style-name="ro1">
          <table:table-cell office:value-type="string">
            <text:p>FOSC (OSC/4)</text:p>
          </table:table-cell>
          <table:table-cell table:formula="of:=[.B2]/4" office:value-type="float" office:value="5000000">
            <text:p>5000000</text:p>
          </table:table-cell>
          <table:table-cell table:formula="of:=[.C2]/4" office:value-type="float" office:value="5000000">
            <text:p>5000000</text:p>
          </table:table-cell>
          <table:table-cell table:formula="of:=[.D2]/4" office:value-type="float" office:value="5000000">
            <text:p>5000000</text:p>
          </table:table-cell>
          <table:table-cell table:formula="of:=[.E2]/4" office:value-type="float" office:value="5000000">
            <text:p>5000000</text:p>
          </table:table-cell>
          <table:table-cell table:formula="of:=[.F2]/4" office:value-type="float" office:value="5000000">
            <text:p>5000000</text:p>
          </table:table-cell>
          <table:table-cell table:formula="of:=[.G2]/4" office:value-type="float" office:value="5000000">
            <text:p>5000000</text:p>
          </table:table-cell>
          <table:table-cell table:formula="of:=[.H2]/4" office:value-type="float" office:value="5000000">
            <text:p>5000000</text:p>
          </table:table-cell>
          <table:table-cell table:formula="of:=[.I2]/4" office:value-type="float" office:value="5000000">
            <text:p>5000000</text:p>
          </table:table-cell>
          <table:table-cell table:formula="of:=[.J2]/4" office:value-type="float" office:value="5000000">
            <text:p>5000000</text:p>
          </table:table-cell>
        </table:table-row>
        <table:table-row table:style-name="ro1">
          <table:table-cell office:value-type="string">
            <text:p>T1FOSC</text:p>
          </table:table-cell>
          <table:table-cell table:number-columns-repeated="5" office:value-type="float" office:value="32768">
            <text:p>32768</text:p>
          </table:table-cell>
          <table:table-cell table:number-columns-repeated="4"/>
        </table:table-row>
        <table:table-row table:style-name="ro1">
          <table:table-cell office:value-type="string">
            <text:p>prescale</text:p>
          </table:table-cell>
          <table:table-cell table:formula="of:=2^0" office:value-type="float" office:value="1">
            <text:p>1</text:p>
          </table:table-cell>
          <table:table-cell table:formula="of:=2^1" office:value-type="float" office:value="2">
            <text:p>2</text:p>
          </table:table-cell>
          <table:table-cell table:formula="of:=2^2" office:value-type="float" office:value="4">
            <text:p>4</text:p>
          </table:table-cell>
          <table:table-cell table:formula="of:=2^3" office:value-type="float" office:value="8">
            <text:p>8</text:p>
          </table:table-cell>
          <table:table-cell table:formula="of:=2^4" office:value-type="float" office:value="16">
            <text:p>16</text:p>
          </table:table-cell>
          <table:table-cell table:formula="of:=2^5" office:value-type="float" office:value="32">
            <text:p>32</text:p>
          </table:table-cell>
          <table:table-cell table:formula="of:=2^6" office:value-type="float" office:value="64">
            <text:p>64</text:p>
          </table:table-cell>
          <table:table-cell table:formula="of:=2^7" office:value-type="float" office:value="128">
            <text:p>128</text:p>
          </table:table-cell>
          <table:table-cell table:formula="of:=2^8" office:value-type="float" office:value="256">
            <text:p>256</text:p>
          </table:table-cell>
        </table:table-row>
        <table:table-row table:style-name="ro1">
          <table:table-cell office:value-type="string">
            <text:p>16-Bit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  <table:table-cell table:formula="of:=2^16" office:value-type="float" office:value="65536">
            <text:p>65536</text:p>
          </table:table-cell>
        </table:table-row>
        <table:table-row table:style-name="ro1">
          <table:table-cell office:value-type="string">
            <text:p>8-BIT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  <table:table-cell table:formula="of:=2^8" office:value-type="float" office:value="256">
            <text:p>25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OSC/4/prescale/counter length</text:p>
          </table:table-cell>
          <table:table-cell table:style-name="ce1" office:value-type="string">
            <text:p>tick per S</text:p>
          </table:table-cell>
          <table:table-cell table:style-name="ce1" office:value-type="string">
            <text:p>tick per S</text:p>
          </table:table-cell>
          <table:table-cell table:style-name="ce1" office:value-type="string">
            <text:p>tick per S</text:p>
          </table:table-cell>
          <table:table-cell table:style-name="ce1" office:value-type="string">
            <text:p>tick per S</text:p>
          </table:table-cell>
          <table:table-cell table:style-name="ce1" office:value-type="string">
            <text:p>tick per S</text:p>
          </table:table-cell>
          <table:table-cell table:style-name="ce1" office:value-type="string">
            <text:p>tick per S</text:p>
          </table:table-cell>
          <table:table-cell table:style-name="ce1" office:value-type="string">
            <text:p>tick per S</text:p>
          </table:table-cell>
          <table:table-cell table:style-name="ce1" office:value-type="string">
            <text:p>tick per S</text:p>
          </table:table-cell>
          <table:table-cell table:style-name="ce1" office:value-type="string">
            <text:p>tick per S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PS base 8</text:p>
          </table:table-cell>
          <table:table-cell table:formula="of:=[.B3]/[.B5]/[.B7]" office:value-type="float" office:value="19531.25">
            <text:p>19531.25</text:p>
          </table:table-cell>
          <table:table-cell table:formula="of:=[.C3]/[.C5]/[.C7]" office:value-type="float" office:value="9765.625">
            <text:p>9765.63</text:p>
          </table:table-cell>
          <table:table-cell table:formula="of:=[.D3]/[.D5]/[.D7]" office:value-type="float" office:value="4882.8125">
            <text:p>4882.81</text:p>
          </table:table-cell>
          <table:table-cell table:formula="of:=[.E3]/[.E5]/[.E7]" office:value-type="float" office:value="2441.40625">
            <text:p>2441.41</text:p>
          </table:table-cell>
          <table:table-cell table:formula="of:=[.F3]/[.F5]/[.F7]" office:value-type="float" office:value="1220.703125">
            <text:p>1220.7</text:p>
          </table:table-cell>
          <table:table-cell table:formula="of:=[.G3]/[.G5]/[.G7]" office:value-type="float" office:value="610.3515625">
            <text:p>610.35</text:p>
          </table:table-cell>
          <table:table-cell table:formula="of:=[.H3]/[.H5]/[.H7]" office:value-type="float" office:value="305.17578125">
            <text:p>305.18</text:p>
          </table:table-cell>
          <table:table-cell table:formula="of:=[.I3]/[.I5]/[.I7]" office:value-type="float" office:value="152.587890625">
            <text:p>152.59</text:p>
          </table:table-cell>
          <table:table-cell table:formula="of:=[.J3]/[.J5]/[.J7]" office:value-type="float" office:value="76.2939453125">
            <text:p>76.29</text:p>
          </table:table-cell>
        </table:table-row>
        <table:table-row table:style-name="ro1">
          <table:table-cell office:value-type="string">
            <text:p>TPS base 16</text:p>
          </table:table-cell>
          <table:table-cell table:formula="of:=[.B3]/[.B5]/[.B6]" office:value-type="float" office:value="76.2939453125">
            <text:p>76.29</text:p>
          </table:table-cell>
          <table:table-cell table:formula="of:=[.C3]/[.C5]/[.C6]/2" office:value-type="float" office:value="19.073486328125">
            <text:p>19.07</text:p>
          </table:table-cell>
          <table:table-cell table:formula="of:=[.D3]/[.D5]/[.D6]/2" office:value-type="float" office:value="9.5367431640625">
            <text:p>9.54</text:p>
          </table:table-cell>
          <table:table-cell table:formula="of:=[.E3]/[.E5]/[.E6]/2" office:value-type="float" office:value="4.76837158203125">
            <text:p>4.77</text:p>
          </table:table-cell>
          <table:table-cell table:formula="of:=[.F3]/[.F5]/[.F6]/2" office:value-type="float" office:value="2.38418579101562">
            <text:p>2.38</text:p>
          </table:table-cell>
          <table:table-cell table:formula="of:=[.G3]/[.G5]/[.G6]/2" office:value-type="float" office:value="1.19209289550781">
            <text:p>1.19</text:p>
          </table:table-cell>
          <table:table-cell table:formula="of:=[.H3]/[.H5]/[.H6]/2" office:value-type="float" office:value="0.596046447753906">
            <text:p>0.6</text:p>
          </table:table-cell>
          <table:table-cell table:formula="of:=[.I3]/[.I5]/[.I6]/2" office:value-type="float" office:value="0.298023223876953">
            <text:p>0.3</text:p>
          </table:table-cell>
          <table:table-cell table:formula="of:=[.J3]/[.J5]/[.J6]/2" office:value-type="float" office:value="0.149011611938477">
            <text:p>0.1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>
            <text:p>tick per mS</text:p>
          </table:table-cell>
          <table:table-cell table:style-name="ce1" office:value-type="string">
            <text:p>tick per mS</text:p>
          </table:table-cell>
          <table:table-cell table:style-name="ce1" office:value-type="string">
            <text:p>tick per mS</text:p>
          </table:table-cell>
          <table:table-cell table:style-name="ce1" office:value-type="string">
            <text:p>tick per mS</text:p>
          </table:table-cell>
          <table:table-cell table:style-name="ce1" office:value-type="string">
            <text:p>tick per mS</text:p>
          </table:table-cell>
          <table:table-cell table:style-name="ce1" office:value-type="string">
            <text:p>tick per mS</text:p>
          </table:table-cell>
          <table:table-cell table:style-name="ce1" office:value-type="string">
            <text:p>tick per mS</text:p>
          </table:table-cell>
          <table:table-cell table:style-name="ce1" office:value-type="string">
            <text:p>tick per mS</text:p>
          </table:table-cell>
          <table:table-cell table:style-name="ce1" office:value-type="string">
            <text:p>tick per mS</text:p>
          </table:table-cell>
        </table:table-row>
        <table:table-row table:style-name="ro1">
          <table:table-cell office:value-type="string">
            <text:p>TPMS 8</text:p>
          </table:table-cell>
          <table:table-cell table:formula="of:=[.B3]/[.B5]/[.B7]/1000" office:value-type="float" office:value="19.53125">
            <text:p>19.53</text:p>
          </table:table-cell>
          <table:table-cell table:formula="of:=[.C3]/[.C5]/[.C7]/1000" office:value-type="float" office:value="9.765625">
            <text:p>9.77</text:p>
          </table:table-cell>
          <table:table-cell table:formula="of:=[.D3]/[.D5]/[.D7]/1000" office:value-type="float" office:value="4.8828125">
            <text:p>4.88</text:p>
          </table:table-cell>
          <table:table-cell table:formula="of:=[.E3]/[.E5]/[.E7]/1000" office:value-type="float" office:value="2.44140625">
            <text:p>2.44</text:p>
          </table:table-cell>
          <table:table-cell table:formula="of:=[.F3]/[.F5]/[.F7]/1000" office:value-type="float" office:value="1.220703125">
            <text:p>1.22</text:p>
          </table:table-cell>
          <table:table-cell table:formula="of:=[.G3]/[.G5]/[.G7]/1000" office:value-type="float" office:value="0.6103515625">
            <text:p>0.61</text:p>
          </table:table-cell>
          <table:table-cell table:formula="of:=[.H3]/[.H5]/[.H7]/1000" office:value-type="float" office:value="0.30517578125">
            <text:p>0.31</text:p>
          </table:table-cell>
          <table:table-cell table:formula="of:=[.I3]/[.I5]/[.I7]/1000" office:value-type="float" office:value="0.152587890625">
            <text:p>0.15</text:p>
          </table:table-cell>
          <table:table-cell table:formula="of:=[.J3]/[.J5]/[.J7]/1000" office:value-type="float" office:value="0.0762939453125">
            <text:p>0.0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time to overflow</text:p>
          </table:table-cell>
          <table:table-cell table:number-columns-repeated="9"/>
        </table:table-row>
        <table:table-row table:style-name="ro1">
          <table:table-cell office:value-type="string">
            <text:p>1/osc*(prescale*counterLength)</text:p>
          </table:table-cell>
          <table:table-cell table:style-name="ce1" office:value-type="string">
            <text:p>Time (s)</text:p>
          </table:table-cell>
          <table:table-cell table:style-name="ce1" office:value-type="string">
            <text:p>Time (s)</text:p>
          </table:table-cell>
          <table:table-cell table:style-name="ce1" office:value-type="string">
            <text:p>Time (s)</text:p>
          </table:table-cell>
          <table:table-cell table:style-name="ce1" office:value-type="string">
            <text:p>Time (s)</text:p>
          </table:table-cell>
          <table:table-cell table:style-name="ce1" office:value-type="string">
            <text:p>Time (s)</text:p>
          </table:table-cell>
          <table:table-cell table:style-name="ce1" office:value-type="string">
            <text:p>Time (s)</text:p>
          </table:table-cell>
          <table:table-cell table:style-name="ce1" office:value-type="string">
            <text:p>Time (s)</text:p>
          </table:table-cell>
          <table:table-cell table:style-name="ce1" office:value-type="string">
            <text:p>Time (s)</text:p>
          </table:table-cell>
          <table:table-cell table:style-name="ce1" office:value-type="string">
            <text:p>Time (s)</text:p>
          </table:table-cell>
        </table:table-row>
        <table:table-row table:style-name="ro1">
          <table:table-cell office:value-type="string">
            <text:p>Timer 0 16-bit</text:p>
          </table:table-cell>
          <table:table-cell table:formula="of:=4/[.B2]*[.B5]*[.B6]" office:value-type="float" office:value="0.0131072">
            <text:p>0.01</text:p>
          </table:table-cell>
          <table:table-cell table:formula="of:=4/[.C2]*[.C5]*[.C6]" office:value-type="float" office:value="0.0262144">
            <text:p>0.03</text:p>
          </table:table-cell>
          <table:table-cell table:formula="of:=4/[.D2]*[.D5]*[.D6]" office:value-type="float" office:value="0.0524288">
            <text:p>0.05</text:p>
          </table:table-cell>
          <table:table-cell table:formula="of:=4/[.E2]*[.E5]*[.E6]" office:value-type="float" office:value="0.1048576">
            <text:p>0.1</text:p>
          </table:table-cell>
          <table:table-cell table:formula="of:=4/[.F2]*[.F5]*[.F6]" office:value-type="float" office:value="0.2097152">
            <text:p>0.21</text:p>
          </table:table-cell>
          <table:table-cell table:formula="of:=4/[.G2]*[.G5]*[.G6]" office:value-type="float" office:value="0.4194304">
            <text:p>0.42</text:p>
          </table:table-cell>
          <table:table-cell table:formula="of:=4/[.H2]*[.H5]*[.H6]" office:value-type="float" office:value="0.8388608">
            <text:p>0.84</text:p>
          </table:table-cell>
          <table:table-cell table:formula="of:=4/[.I2]*[.I5]*[.I6]" office:value-type="float" office:value="1.6777216">
            <text:p>1.68</text:p>
          </table:table-cell>
          <table:table-cell table:formula="of:=4/[.J2]*[.J5]*[.J6]" office:value-type="float" office:value="3.3554432">
            <text:p>3.36</text:p>
          </table:table-cell>
        </table:table-row>
        <table:table-row table:style-name="ro1">
          <table:table-cell office:value-type="string">
            <text:p>Timer 0 8-bit</text:p>
          </table:table-cell>
          <table:table-cell table:formula="of:=4/[.B2]*[.B5]*[.B7]" office:value-type="float" office:value="0.0000512">
            <text:p>0</text:p>
          </table:table-cell>
          <table:table-cell table:formula="of:=4/[.C2]*[.C5]*[.C7]" office:value-type="float" office:value="0.0001024">
            <text:p>0</text:p>
          </table:table-cell>
          <table:table-cell table:formula="of:=4/[.D2]*[.D5]*[.D7]" office:value-type="float" office:value="0.0002048">
            <text:p>0</text:p>
          </table:table-cell>
          <table:table-cell table:formula="of:=4/[.E2]*[.E5]*[.E7]" office:value-type="float" office:value="0.0004096">
            <text:p>0</text:p>
          </table:table-cell>
          <table:table-cell table:formula="of:=4/[.F2]*[.F5]*[.F7]" office:value-type="float" office:value="0.0008192">
            <text:p>0</text:p>
          </table:table-cell>
          <table:table-cell table:formula="of:=4/[.G2]*[.G5]*[.G7]" office:value-type="float" office:value="0.0016384">
            <text:p>0</text:p>
          </table:table-cell>
          <table:table-cell table:formula="of:=4/[.H2]*[.H5]*[.H7]" office:value-type="float" office:value="0.0032768">
            <text:p>0</text:p>
          </table:table-cell>
          <table:table-cell table:formula="of:=4/[.I2]*[.I5]*[.I7]" office:value-type="float" office:value="0.0065536">
            <text:p>0.01</text:p>
          </table:table-cell>
          <table:table-cell table:formula="of:=4/[.J2]*[.J5]*[.J7]" office:value-type="float" office:value="0.0131072">
            <text:p>0.01</text:p>
          </table:table-cell>
        </table:table-row>
        <table:table-row table:style-name="ro1">
          <table:table-cell office:value-type="string">
            <text:p>Timer 1 OSC/4</text:p>
          </table:table-cell>
          <table:table-cell table:formula="of:=1/[.B3]*[.B5]*[.B6]" office:value-type="float" office:value="0.0131072">
            <text:p>0.01</text:p>
          </table:table-cell>
          <table:table-cell table:formula="of:=1/[.C3]*[.C5]*[.C6]" office:value-type="float" office:value="0.0262144">
            <text:p>0.03</text:p>
          </table:table-cell>
          <table:table-cell table:formula="of:=1/[.D3]*[.D5]*[.D6]" office:value-type="float" office:value="0.0524288">
            <text:p>0.05</text:p>
          </table:table-cell>
          <table:table-cell table:formula="of:=1/[.E3]*[.E5]*[.E6]" office:value-type="float" office:value="0.1048576">
            <text:p>0.1</text:p>
          </table:table-cell>
          <table:table-cell table:number-columns-repeated="5"/>
        </table:table-row>
        <table:table-row table:style-name="ro1">
          <table:table-cell office:value-type="string">
            <text:p>Timer 1 T1FOSC</text:p>
          </table:table-cell>
          <table:table-cell table:formula="of:=1/[.B4]*[.B5]*[.B6]" office:value-type="float" office:value="2">
            <text:p>2</text:p>
          </table:table-cell>
          <table:table-cell table:formula="of:=1/[.C4]*[.C5]*[.C6]" office:value-type="float" office:value="4">
            <text:p>4</text:p>
          </table:table-cell>
          <table:table-cell table:formula="of:=1/[.D4]*[.D5]*[.D6]" office:value-type="float" office:value="8">
            <text:p>8</text:p>
          </table:table-cell>
          <table:table-cell table:formula="of:=1/[.E4]*[.E5]*[.E6]" office:value-type="float" office:value="16">
            <text:p>16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>
            <text:p>time (ms)</text:p>
          </table:table-cell>
          <table:table-cell table:style-name="ce1" office:value-type="string">
            <text:p>time (ms)</text:p>
          </table:table-cell>
          <table:table-cell table:style-name="ce1" office:value-type="string">
            <text:p>time (ms)</text:p>
          </table:table-cell>
          <table:table-cell table:style-name="ce1" office:value-type="string">
            <text:p>time (ms)</text:p>
          </table:table-cell>
          <table:table-cell table:style-name="ce1" office:value-type="string">
            <text:p>time (ms)</text:p>
          </table:table-cell>
          <table:table-cell table:style-name="ce1" office:value-type="string">
            <text:p>time (ms)</text:p>
          </table:table-cell>
          <table:table-cell table:style-name="ce1" office:value-type="string">
            <text:p>time (ms)</text:p>
          </table:table-cell>
          <table:table-cell table:style-name="ce1" office:value-type="string">
            <text:p>time (ms)</text:p>
          </table:table-cell>
          <table:table-cell table:style-name="ce1" office:value-type="string">
            <text:p>time (ms)</text:p>
          </table:table-cell>
        </table:table-row>
        <table:table-row table:style-name="ro1">
          <table:table-cell office:value-type="string">
            <text:p>Timer 0 16-bit</text:p>
          </table:table-cell>
          <table:table-cell table:formula="of:=4/[.B2]*[.B5]*[.B6]*1000" office:value-type="float" office:value="13.1072">
            <text:p>13.11</text:p>
          </table:table-cell>
          <table:table-cell table:formula="of:=4/[.C2]*[.C5]*[.C6]*1000" office:value-type="float" office:value="26.2144">
            <text:p>26.21</text:p>
          </table:table-cell>
          <table:table-cell table:formula="of:=4/[.D2]*[.D5]*[.D6]*1000" office:value-type="float" office:value="52.4288">
            <text:p>52.43</text:p>
          </table:table-cell>
          <table:table-cell table:formula="of:=4/[.E2]*[.E5]*[.E6]*1000" office:value-type="float" office:value="104.8576">
            <text:p>104.86</text:p>
          </table:table-cell>
          <table:table-cell table:formula="of:=4/[.F2]*[.F5]*[.F6]*1000" office:value-type="float" office:value="209.7152">
            <text:p>209.72</text:p>
          </table:table-cell>
          <table:table-cell table:formula="of:=4/[.G2]*[.G5]*[.G6]*1000" office:value-type="float" office:value="419.4304">
            <text:p>419.43</text:p>
          </table:table-cell>
          <table:table-cell table:formula="of:=4/[.H2]*[.H5]*[.H6]*1000" office:value-type="float" office:value="838.8608">
            <text:p>838.86</text:p>
          </table:table-cell>
          <table:table-cell table:formula="of:=4/[.I2]*[.I5]*[.I6]*1000" office:value-type="float" office:value="1677.7216">
            <text:p>1677.72</text:p>
          </table:table-cell>
          <table:table-cell table:formula="of:=4/[.J2]*[.J5]*[.J6]*1000" office:value-type="float" office:value="3355.4432">
            <text:p>3355.44</text:p>
          </table:table-cell>
        </table:table-row>
        <table:table-row table:style-name="ro1">
          <table:table-cell office:value-type="string">
            <text:p>Timer 0 8-bit</text:p>
          </table:table-cell>
          <table:table-cell table:formula="of:=4/[.B2]*[.B5]*[.B7]*1000" office:value-type="float" office:value="0.0512">
            <text:p>0.05</text:p>
          </table:table-cell>
          <table:table-cell table:formula="of:=4/[.C2]*[.C5]*[.C7]*1000" office:value-type="float" office:value="0.1024">
            <text:p>0.1</text:p>
          </table:table-cell>
          <table:table-cell table:formula="of:=4/[.D2]*[.D5]*[.D7]*1000" office:value-type="float" office:value="0.2048">
            <text:p>0.2</text:p>
          </table:table-cell>
          <table:table-cell table:formula="of:=4/[.E2]*[.E5]*[.E7]*1000" office:value-type="float" office:value="0.4096">
            <text:p>0.41</text:p>
          </table:table-cell>
          <table:table-cell table:formula="of:=4/[.F2]*[.F5]*[.F7]*1000" office:value-type="float" office:value="0.8192">
            <text:p>0.82</text:p>
          </table:table-cell>
          <table:table-cell table:formula="of:=4/[.G2]*[.G5]*[.G7]*1000" office:value-type="float" office:value="1.6384">
            <text:p>1.64</text:p>
          </table:table-cell>
          <table:table-cell table:formula="of:=4/[.H2]*[.H5]*[.H7]*1000" office:value-type="float" office:value="3.2768">
            <text:p>3.28</text:p>
          </table:table-cell>
          <table:table-cell table:formula="of:=4/[.I2]*[.I5]*[.I7]*1000" office:value-type="float" office:value="6.5536">
            <text:p>6.55</text:p>
          </table:table-cell>
          <table:table-cell table:formula="of:=4/[.J2]*[.J5]*[.J7]*1000" office:value-type="float" office:value="13.1072">
            <text:p>13.1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1">07/01/2010</text:date>, <text:time>22:2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ull</meta:initial-creator>
    <meta:creation-date>2008-12-08T22:14:08.06</meta:creation-date>
    <dc:date>2010-07-01T22:23:17.88</dc:date>
    <dc:creator>user </dc:creator>
    <meta:editing-duration>PT51H25M36S</meta:editing-duration>
    <meta:editing-cycles>45</meta:editing-cycles>
    <meta:generator>OpenOffice.org/3.2$Win32 OpenOffice.org_project/320m12$Build-9483</meta:generator>
    <meta:printed-by>thull</meta:printed-by>
    <meta:print-date>2008-12-19T10:45:18.46</meta:print-date>
    <meta:document-statistic meta:table-count="3" meta:cell-count="175" meta:object-count="0"/>
    <meta:user-defined meta:name="Info 1"/>
    <meta:user-defined meta:name="Info 2"/>
    <meta:user-defined meta:name="Info 3"/>
    <meta:user-defined meta:name="Info 4"/>
  </office:meta>
</office:document-meta>
</file>